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Standard">
      <style:text-properties style:text-underline-style="none" officeooo:rsid="00ebf868" officeooo:paragraph-rsid="00ebf868"/>
    </style:style>
    <style:style style:name="P137" style:family="paragraph" style:parent-style-name="Standard">
      <style:text-properties style:text-underline-style="none" officeooo:rsid="00ecf28a" officeooo:paragraph-rsid="00ecf28a"/>
    </style:style>
    <style:style style:name="P138" style:family="paragraph" style:parent-style-name="Standard">
      <style:text-properties style:text-underline-style="none" officeooo:rsid="00ef6751" officeooo:paragraph-rsid="00ef6751"/>
    </style:style>
    <style:style style:name="P139" style:family="paragraph" style:parent-style-name="Standard">
      <style:text-properties style:text-underline-style="none" officeooo:rsid="00f1f6a5" officeooo:paragraph-rsid="00f1f6a5"/>
    </style:style>
    <style:style style:name="P140" style:family="paragraph" style:parent-style-name="Standard">
      <style:text-properties style:text-underline-style="none" officeooo:rsid="00f5057e" officeooo:paragraph-rsid="00f5057e"/>
    </style:style>
    <style:style style:name="P141" style:family="paragraph" style:parent-style-name="Preformatted_20_Text" style:list-style-name="L1"/>
    <style:style style:name="P14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4" style:family="paragraph" style:parent-style-name="Preformatted_20_Text" style:list-style-name="L1">
      <style:paragraph-properties style:writing-mode="lr-tb"/>
    </style:style>
    <style:style style:name="P14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6" style:family="paragraph" style:parent-style-name="Standard">
      <style:text-properties style:text-underline-style="none" officeooo:rsid="00f5057e" officeooo:paragraph-rsid="00f5057e"/>
    </style:style>
    <style:style style:name="P147" style:family="paragraph" style:parent-style-name="Standard">
      <style:text-properties style:text-underline-style="none" officeooo:rsid="00f91ac0" officeooo:paragraph-rsid="00f91ac0"/>
    </style:style>
    <style:style style:name="P148" style:family="paragraph" style:parent-style-name="Standard">
      <style:text-properties style:text-underline-style="none" officeooo:rsid="00f9c253" officeooo:paragraph-rsid="00f9c253"/>
    </style:style>
    <style:style style:name="P149" style:family="paragraph" style:parent-style-name="Text_20_body" style:list-style-name="L1"/>
    <style:style style:name="P15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9"><text:span text:style-name="Strong_20_Emphasis">Edite o arquivo de configuração</text:span> para incluir um virtual host específico para o projeto. Por exemplo, adicione algo assim:</text:p>
          <text:p text:style-name="P142"><text:span text:style-name="Source_20_Text">&lt;VirtualHost *:80&gt;</text:span></text:p>
          <text:p text:style-name="P144"><text:span text:style-name="Source_20_Text"><text:s text:c="4"/>DocumentRoot "C:/laragon/www/joão ribeiro/Laravel 11 Framework, Ecossistema e Projetos Web/notes/public"</text:span></text:p>
          <text:p text:style-name="P144"><text:span text:style-name="Source_20_Text"><text:s text:c="4"/>ServerName notes.test</text:span></text:p>
          <text:p text:style-name="P144"><text:span text:style-name="Source_20_Text"><text:s text:c="4"/>&lt;Directory "C:/laragon/www/joão ribeiro/Laravel 11 Framework, Ecossistema e Projetos Web/notes/public"&gt;</text:span></text:p>
          <text:p text:style-name="P144"><text:span text:style-name="Source_20_Text"><text:s text:c="8"/>AllowOverride All</text:span></text:p>
          <text:p text:style-name="P144"><text:span text:style-name="Source_20_Text"><text:s text:c="8"/>Require all granted</text:span></text:p>
          <text:p text:style-name="P144"><text:span text:style-name="Source_20_Text"><text:s text:c="4"/>&lt;/Directory&gt;</text:span></text:p>
          <text:p text:style-name="P145"><text:span text:style-name="Source_20_Text">&lt;/VirtualHost&gt;</text:span></text:p>
        </text:list-item>
        <text:list-item>
          <text:p text:style-name="P14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0">Abra o arquivo <text:span text:style-name="Source_20_Text">C:\Windows\System32\drivers\etc\hosts</text:span> como administrador.</text:p>
            </text:list-item>
            <text:list-item>
              <text:p text:style-name="P149">Adicione a linha abaixo no final do arquivo:</text:p>
              <text:p text:style-name="P141">Copiar código</text:p>
              <text:p text:style-name="P143"><text:span text:style-name="Source_20_Text">127.0.0.1 notes.test</text:span></text:p>
            </text:list-item>
          </text:list>
        </text:list-item>
        <text:list-item>
          <text:p text:style-name="P14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6">103-gerar coleção de exercícios </text:p>
      <text:p text:style-name="P136">-<text:span text:style-name="T314">configurado a lógica da function: generateExercises() que recebe os dados submetidos, valida, <text:tab/>trata, e cria a quantidade de exercícios.</text:span></text:p>
      <text:p text:style-name="P136"/>
      <text:p text:style-name="P137">104-<text:span text:style-name="T315">corrigir erros </text:span></text:p>
      <text:p text:style-name="P137">-<text:span text:style-name="T316">ok </text:span></text:p>
      <text:p text:style-name="P137"/>
      <text:p text:style-name="P138">105-preparar página de apresentação dos exercícios </text:p>
      <text:p text:style-name="P138">-<text:span text:style-name="T317">usado o template do html operations da pasta template do projeto</text:span></text:p>
      <text:p text:style-name="P138"/>
      <text:p text:style-name="P139">106-<text:span text:style-name="T318">Apresentar exercícios gerados </text:span></text:p>
      <text:p text:style-name="P139">-<text:span text:style-name="T319">inserido os dados dos exercicios no blade de operations, usando a diretiva blade @foreach </text:span></text:p>
      <text:p text:style-name="P139"/>
      <text:p text:style-name="P140">107-<text:span text:style-name="T320">optimizar código e preservar dados em sessão </text:span></text:p>
      <text:p text:style-name="P140">-<text:span text:style-name="T321">criado um</text:span><text:span text:style-name="T322">a</text:span><text:span text:style-name="T321"> função private para armazenar toda lógica de construção dos exercícios </text:span></text:p>
      <text:p text:style-name="P140">-<text:span text:style-name="T323">salvando os exercícios na session, já que ainda não é usado uma base de dados </text:span></text:p>
      <text:p text:style-name="P140"/>
      <text:p text:style-name="P147">108-apresentar os exercicios para imprimir </text:p>
      <text:p text:style-name="P147">-<text:span text:style-name="T324">ok </text:span></text:p>
      <text:p text:style-name="P147"/>
      <text:p text:style-name="P148">109-</text:p>
      <text:p text:style-name="P140"/>
      <text:p text:style-name="P140"/>
      <text:p text:style-name="P137"/>
      <text:p text:style-name="P137"/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><text:soft-page-break/></text:p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9T18:17:24.951000000</dc:date>
    <meta:editing-duration>P1DT2H45M53S</meta:editing-duration>
    <meta:editing-cycles>224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27" meta:word-count="4745" meta:character-count="30825" meta:non-whitespace-character-count="25738"/>
  </office:meta>
</office:document-meta>
</file>